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T1" style:family="text">
      <style:text-properties officeooo:rsid="00082b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slide-1--page-de-couverture"/>Slide 1 — Page de couverture</text:h>
      <text:p text:style-name="Text_20_body"><text:span text:style-name="Strong_20_Emphasis">Titre</text:span> : CLAIR OBSCUR<text:line-break/><text:span text:style-name="Strong_20_Emphasis">Sous-titre</text:span> : Plateforme NDR augmentée par IA pour la détection, l’analyse et l’aide à la décision<text:line-break/><text:span text:style-name="Strong_20_Emphasis">À dire</text:span> : Présenter rapidement le projet, l’équipe et la promesse centrale : rendre lisible, exploitable et actionnable une masse de logs de sécurité.</text:p>
      <text:h text:style-name="P1" text:outline-level="2"><text:bookmark text:name="slide-2--situation-initiale--attaque-nationale"/>Slide 2 — Situation initiale : attaque nationale</text:h>
      <text:p text:style-name="Text_20_body"><text:span text:style-name="Strong_20_Emphasis">Titre</text:span> : Nous sommes le [date]. La France est massivement attaquée.<text:line-break/><text:span text:style-name="Strong_20_Emphasis">Style</text:span> : fond noir, contraste fort, texte blanc et rouge, visuel très impactant, inspiré de la slide dramatique de GestionDeProjet.</text:p>
      <text:p text:style-name="Text_20_body"><text:line-break/><text:span text:style-name="Strong_20_Emphasis">À dire</text:span> : Reprendre exactement l’entrée narrative souhaitée. Installer un sentiment d’urgence nationale : services critiques perturbés, chaînes de décision sous pression, multiplication d’événements simultanés.</text:p>
      <text:h text:style-name="P1" text:outline-level="2"><text:bookmark text:name="slide-3--consquences-pays--oprateurs-critiques"/>Slide 3 — Conséquences pays / opérateurs critiques</text:h>
      <text:p text:style-name="Text_20_body"><text:span text:style-name="Strong_20_Emphasis">Titre</text:span> : Quand l’attaque déborde le cyber<text:line-break/><text:span text:style-name="Strong_20_Emphasis">À dire</text:span> : Montrer que l’impact n’est pas seulement informatique. Les ministères, médias, hôpitaux, acteurs énergétiques et autres opérateurs essentiels peuvent être touchés, ce qui transforme une attaque technique en crise opérationnelle et potentiellement stratégique.</text:p>
      <text:h text:style-name="P1" text:outline-level="2"><text:bookmark text:name="slide-4--situation-dans-les-soc"/>Slide 4 — Situation dans les SOC</text:h>
      <text:p text:style-name="Text_20_body"><text:span text:style-name="Strong_20_Emphasis">Titre</text:span> : Dans les SOC, la lucidité devient une ressource rare<text:line-break/><text:span text:style-name="Strong_20_Emphasis">À dire</text:span> : Reprendre la logique de la précédente présentation : effet tunnel, perte de lucidité, perte de temps, risque d’exfiltration. Le but est de montrer que le problème central n’est pas juste le volume de données, mais l’impossibilité de prendre les bonnes décisions à temps.</text:p>
      <text:h text:style-name="P1" text:outline-level="2"><text:bookmark text:name="slide-5--problmatique"/>Slide 5 — Problématique</text:h>
      <text:p text:style-name="P2"><text:span text:style-name="Strong_20_Emphasis">Titre</text:span> : Le problème à résoudre<text:line-break/><text:span text:style-name="Strong_20_Emphasis">Contenu</text:span> : infobésité, faux positifs, charge cognitive, difficulté à hiérarchiser, besoin d’explication rapide.<text:line-break/><text:span text:style-name="Strong_20_Emphasis">À dire</text:span> : Expliquer qu’un SOC moderne ne manque pas de données, il manque de clarté. C’est exactement le défi du hackathon : détecter et analyser des attaques à partir de logs bruts dans AWS avec une sortie exploitable.</text:p>
      <text:h text:style-name="P1" text:outline-level="2"><text:bookmark text:name="slide-6--vision-produit"/>Slide 6 — Vision produit</text:h>
      <text:p text:style-name="Text_20_body"><text:span text:style-name="Strong_20_Emphasis">Titre</text:span> : CLAIR OBSCUR<text:line-break/><text:span text:style-name="Strong_20_Emphasis">Sous-titre</text:span> : Faire émerger le signal dans l’obscurité des logs<text:line-break/><text:span text:style-name="Strong_20_Emphasis">À dire</text:span> : Introduire le sens du nom au besoin. Expliquer que le produit transforme l’obscurité des <text:soft-page-break/>données brutes en visibilité pour l’analyste. Positionner CLAIR OBSCUR comme une plateforme NDR / SIEM moderne orientée compréhension, priorisation et action.</text:p>
      <text:h text:style-name="P1" text:outline-level="2"><text:bookmark text:name="slide-7--ce-que-propose-la-plateforme"/>Slide 7 — Ce que propose la plateforme</text:h>
      <text:p text:style-name="P2"><text:span text:style-name="Strong_20_Emphasis">Titre</text:span> : Une plateforme SOC augmentée par IA<text:line-break/><text:span text:style-name="Strong_20_Emphasis">Contenu</text:span> : dashboard, exploration des logs, alertes, analytics, assistant IA, agents spécialisés.<text:line-break/><text:span text:style-name="Strong_20_Emphasis">À dire</text:span> : Présenter la proposition de valeur globale. L’utilisateur accède depuis une seule interface à la visibilité, à la détection et à l’assistance intelligente.</text:p>
      <text:h text:style-name="P1" text:outline-level="2"><text:bookmark text:name="slide-8--dmonstration--poste-analyste--centre-dopr"/>Slide 8 — Démonstration : poste analyste / centre d’opérations</text:h>
      <text:p text:style-name="Text_20_body"><text:span text:style-name="Strong_20_Emphasis">Titre</text:span> : Vue d’ensemble opérationnelle<text:line-break/><text:span text:style-name="Strong_20_Emphasis">Visuel recommandé</text:span> : capture “Centre d’opérations”.</text:p>
      <text:p text:style-name="Text_20_body"><text:line-break/><text:span text:style-name="Strong_20_Emphasis">À dire</text:span> : Montrer que dès l’entrée dans l’application, l’analyste retrouve les indicateurs clés, les accès rapides et les rappels d’investigation. La promesse ici est de réduire le temps de compréhension initiale.</text:p>
      <text:h text:style-name="P1" text:outline-level="2"><text:bookmark text:name="slide-13--pipeline-danalyse"/>Slide <text:span text:style-name="T1">9</text:span> — Pipeline d’analyse</text:h>
      <text:p text:style-name="Text_20_body"><text:span text:style-name="Strong_20_Emphasis">Titre</text:span> : De la donnée brute à l’alerte expliquée<text:line-break/><text:span text:style-name="Strong_20_Emphasis">Contenu</text:span> : ingestion, prétraitement regex, structuration, envoi au LLM, extraction des éléments clés, restitution.<text:line-break/><text:span text:style-name="Strong_20_Emphasis">À dire</text:span> : Décrire la chaîne technique telle qu’elle existe aujourd’hui : les logs firewall sont transformés par regex, normalisés, puis transmis à un LLM pour produire une analyse poussée : type d’attaque, IP attaquante, début et fin, score de confiance, raisons de prédiction, analyse détaillée, remédiation.</text:p>
      <text:h text:style-name="P1" text:outline-level="2"><text:bookmark text:name="slide-14--pourquoi-cette-approche-fonctionne"/>Slide 1<text:span text:style-name="T1">0</text:span> — Pourquoi cette approche fonctionne</text:h>
      <text:p text:style-name="Text_20_body"><text:span text:style-name="Strong_20_Emphasis">Titre</text:span> : Règles déterministes + IA explicative<text:line-break/><text:span text:style-name="Strong_20_Emphasis">À dire</text:span> : Expliquer que l’approche hybride évite deux écueils : des règles seules trop rigides, ou un LLM seul trop bruité. Le regex structure l’entrée ; le LLM enrichit l’interprétation. C’est une combinaison crédible pour des logs bruts et hétérogènes.</text:p>
      <text:h text:style-name="P1" text:outline-level="2"><text:bookmark text:name="slide-15--architecture-cloud"/>Slide 1<text:span text:style-name="T1">1</text:span> — Architecture cloud</text:h>
      <text:p text:style-name="Text_20_body"><text:span text:style-name="Strong_20_Emphasis">Titre</text:span> : Une architecture AWS pensée pour le temps réel<text:line-break/><text:span text:style-name="Strong_20_Emphasis">Visuel recommandé</text:span> : schéma AWS.</text:p>
      <text:p text:style-name="P2"><text:line-break/><text:span text:style-name="Strong_20_Emphasis">À dire</text:span> : Dérouler le flux : ingestion, stockage brut S3, file SQS, moteur d’analyse, stockage des alertes, backend FastAPI, frontend, observabilité, IA sur SageMaker / Claude. Le lien avec le hackathon est fort, car l’environnement AWS et les services autorisés incluent précisément ces briques.</text:p>
      <text:h text:style-name="P1" text:outline-level="2"><text:bookmark text:name="slide-16--valeur-pour-le-jury--pour-le-terrain"/><text:soft-page-break/>Slide 1<text:span text:style-name="T1">2</text:span> — Valeur pour le jury / pour le terrain</text:h>
      <text:p text:style-name="Text_20_body"><text:span text:style-name="Strong_20_Emphasis">Titre</text:span> : Ce que CLAIR OBSCUR change concrètement<text:line-break/><text:span text:style-name="Strong_20_Emphasis">Contenu</text:span> : réduction charge cognitive, meilleure lisibilité, aide à l’investigation, remédiation proposée, centralisation.<text:line-break/><text:span text:style-name="Strong_20_Emphasis">À dire</text:span> : Traduire les fonctionnalités en bénéfices. Le produit aide à voir plus vite, comprendre plus vite et agir plus vite.</text:p>
      <text:h text:style-name="P1" text:outline-level="2"><text:bookmark text:name="slide-17--diffrenciation"/>Slide 1<text:span text:style-name="T1">3</text:span> — Différenciation</text:h>
      <text:p text:style-name="Text_20_body"><text:span text:style-name="Strong_20_Emphasis">Titre</text:span> : Plus qu’un dashboard, un système d’aide à la décision<text:line-break/><text:span text:style-name="Strong_20_Emphasis">À dire</text:span> : Résumer les différenciateurs : explicabilité, interface unifiée, composante agentique, vision SOC centrée usage, capacité à relier logs bruts, alertes, KPIs et dialogue naturel. Faire sentir que la valeur n’est pas dans l’interface seule, mais dans la chaîne complète.</text:p>
      <text:h text:style-name="P1" text:outline-level="2"><text:bookmark text:name="slide-18--roadmap"/>Slide 1<text:span text:style-name="T1">4</text:span> — Roadmap</text:h>
      <text:p text:style-name="Text_20_body"><text:span text:style-name="Strong_20_Emphasis">Titre</text:span> : Ce que nous construisons ensuite<text:line-break/><text:span text:style-name="Strong_20_Emphasis">Contenu</text:span> : corrélation multi-sources, amélioration du scoring, automatisation de remédiations simples, playbooks, wiki, visualisations générées dynamiquement.<text:line-break/><text:span text:style-name="Strong_20_Emphasis">À dire</text:span> : Montrer que le projet est déjà solide mais encore en évolution. Cela renforce la crédibilité et l’ambition produit.</text:p>
      <text:h text:style-name="P1" text:outline-level="2"><text:bookmark text:name="slide-19--conclusion"/>Slide 1<text:span text:style-name="T1">5</text:span> — Conclusion</text:h>
      <text:p text:style-name="Text_20_body"><text:span text:style-name="Strong_20_Emphasis">Titre</text:span> : Faire émerger la clarté au cœur du bruit<text:line-break/><text:span text:style-name="Strong_20_Emphasis">À dire</text:span> : Revenir à la promesse : dans une crise cyber, le facteur limitant n’est pas l’accès aux données, mais la capacité à en extraire rapidement une vérité exploitable. CLAIR OBSCUR vise précisément ce passage de l’obscurité à la décision.</text:p>
      <text:h text:style-name="P1" text:outline-level="2"><text:bookmark text:name="slide-20--questions"/>Slide <text:span text:style-name="T1">16</text:span> — Questions</text:h>
      <text:p text:style-name="Text_20_body"><text:span text:style-name="Strong_20_Emphasis">Titre</text:span> : Questions / échanges<text:line-break/><text:span text:style-name="Strong_20_Emphasis">À dire</text:span> : Ouvrir vers les questions techniques et la discussion stratégiqu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03T22:53:15.264037778</meta:creation-date>
    <dc:date>2026-05-03T22:54:08.396292652</dc:date>
    <meta:editing-duration>PT56S</meta:editing-duration>
    <meta:editing-cycles>1</meta:editing-cycles>
    <meta:document-statistic meta:table-count="0" meta:image-count="0" meta:object-count="0" meta:page-count="3" meta:paragraph-count="35" meta:word-count="866" meta:character-count="5673" meta:non-whitespace-character-count="4823"/>
    <meta:generator>LibreOffice/24.2.7.2$Linux_X86_64 LibreOffice_project/420$Build-2</meta:generator>
  </office:meta>
</office:document-meta>
</file>